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5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style:font-name="Liberation Sans" fo:font-size="20pt" style:font-name-asian="DejaVu Sans" style:font-size-asian="20pt" style:font-name-complex="FreeSans" style:font-size-complex="20pt"/>
    </style:style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5"/>
          <table:table-cell office:value-type="string" calcext:value-type="string">
            <text:p>Structure</text:p>
          </table:table-cell>
          <table:table-cell table:number-columns-repeated="2"/>
          <table:table-cell office:value-type="string" calcext:value-type="string">
            <text:p>Considerations</text:p>
          </table:table-cell>
        </table:table-row>
        <table:table-row table:style-name="ro2">
          <table:table-cell table:number-columns-repeated="14"/>
        </table:table-row>
        <table:table-row table:style-name="ro3">
          <table:table-cell office:value-type="string" calcext:value-type="string">
            <text:p>time_spent</text:p>
          </table:table-cell>
          <table:table-cell/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Keeps track of the time that every customers spends in the shop </text:p>
          </table:table-cell>
          <table:table-cell table:number-columns-repeated="5"/>
          <table:table-cell office:value-type="string" calcext:value-type="string">
            <text:p>customer_name : time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3">
          <table:table-cell office:value-type="string" calcext:value-type="string">
            <text:p>unique_identifier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umber that increment every time a new face is found from the software</text:p>
          </table:table-cell>
          <table:table-cell table:number-columns-repeated="8"/>
          <table:table-cell office:value-type="string" calcext:value-type="string">
            <text:p>This should be incremented only when we insert a new image in the folder, this will avoid to have huge numbers</text:p>
          </table:table-cell>
        </table:table-row>
        <table:table-row table:style-name="ro2">
          <table:table-cell table:number-columns-repeated="14"/>
        </table:table-row>
        <table:table-row table:style-name="ro3">
          <table:table-cell office:value-type="string" calcext:value-type="string">
            <text:p>faces</text:p>
          </table:table-cell>
          <table:table-cell/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Contains tuples with the position of the identified face in the video feed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4">
          <table:table-cell office:value-type="string" calcext:value-type="string">
            <text:p>crop_img</text:p>
          </table:table-cell>
          <table:table-cell/>
          <table:table-cell office:value-type="string" calcext:value-type="string">
            <text:p>Numpy array</text:p>
          </table:table-cell>
          <table:table-cell/>
          <table:table-cell office:value-type="string" calcext:value-type="string">
            <text:p>Contains the vectorized rapresentation of the identified face, this will be the image that we save and that we will use for the analysis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5">
          <table:table-cell office:value-type="string" calcext:value-type="string">
            <text:p>previous_pictures</text:p>
          </table:table-cell>
          <table:table-cell/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list of the pictures currently taken and saved in the folder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6">
          <table:table-cell office:value-type="string" calcext:value-type="string">
            <text:p>is_same_person</text:p>
          </table:table-cell>
          <table:table-cell/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Array that keeps inside True or False bool values if the picture is already inside the folder or not respectively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style-name="ce4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1">
          <table:table-cell table:style-name="ce2" office:value-type="string" calcext:value-type="string">
            <text:p>Methods used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Locat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heck_if_array_equal</text:p>
          </table:table-cell>
          <table:table-cell/>
          <table:table-cell office:value-type="string" calcext:value-type="string">
            <text:p>face_recognition_methods.py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same_person</text:p>
          </table:table-cell>
          <table:table-cell/>
          <table:table-cell table:style-name="ce3" office:value-type="string" calcext:value-type="string">
            <text:p>face_recognition_methods,py</text:p>
          </table:table-cell>
          <table:table-cell table:number-columns-repeated="11"/>
        </table:table-row>
        <table:table-row table:style-name="ro2" table:number-rows-repeated="104855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2:28:22.893325140</meta:creation-date>
    <meta:generator>LibreOffice/5.2.7.2$Linux_X86_64 LibreOffice_project/20m0$Build-2</meta:generator>
    <dc:date>2019-07-01T22:52:38.363384974</dc:date>
    <meta:editing-duration>PT11M53S</meta:editing-duration>
    <meta:editing-cycles>3</meta:editing-cycles>
    <meta:document-statistic meta:table-count="1" meta:cell-count="33" meta:object-count="0"/>
  </office:meta>
</office:document-meta>
</file>